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DA8A3CF0F.svm" manifest:media-type=""/>
  <manifest:file-entry manifest:full-path="Pictures/200000010000013E00000131AF11CB39.svm" manifest:media-type=""/>
  <manifest:file-entry manifest:full-path="Pictures/20000001000000ED0000012D6BFEBBCE.svm" manifest:media-type=""/>
  <manifest:file-entry manifest:full-path="Pictures/20000001000000ED000000EDF78F3513.svm" manifest:media-type=""/>
  <manifest:file-entry manifest:full-path="Pictures/200000010000028F00000139F88A79C7.svm" manifest:media-type=""/>
  <manifest:file-entry manifest:full-path="Pictures/20000002000001ED0000007735058DBB.eps" manifest:media-type=""/>
  <manifest:file-entry manifest:full-path="Pictures/200000010000010B0000012D7BB71248.svm" manifest:media-type=""/>
  <manifest:file-entry manifest:full-path="Pictures/20000001000001AB00000124074EF309.svm" manifest:media-type=""/>
  <manifest:file-entry manifest:full-path="Pictures/20000001000000DD00000012A856DA5C.svm" manifest:media-type=""/>
  <manifest:file-entry manifest:full-path="Pictures/20000001000001570000012D05F98AF2.svm" manifest:media-type=""/>
  <manifest:file-entry manifest:full-path="Pictures/20000001000001810000012D12A8068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inline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inline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inline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inline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inline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latex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inline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2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inline§A_r 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17cm" svg:height="2.031cm" svg:x="2.141cm" svg:y="1.951cm">
          <draw:image xlink:href="Pictures/20000002000001ED0000007735058DBB.eps" xlink:type="simple" xlink:show="embed" xlink:actuate="onLoad">
            <text:p/>
          </draw:image>
        </draw:frame>
        <draw:frame draw:style-name="gr2" draw:text-style-name="P2" draw:layer="layout" svg:width="6.467cm" svg:height="0.911cm" svg:x="3.691cm" svg:y="0.342cm">
          <draw:text-box>
            <text:p><text:span text:style-name="T1">مزاحمت-نما ایمپلیفائر کا تھیونن مساوی دور</text:span></text:p>
          </draw:text-box>
        </draw:frame>
        <draw:line draw:style-name="gr3" draw:text-style-name="P1" draw:layer="layout" svg:x1="5.708cm" svg:y1="2.437cm" svg:x2="5.708cm" svg:y2="3.04cm">
          <text:p/>
        </draw:line>
        <draw:frame draw:style-name="gr4" draw:text-style-name="P1" draw:layer="layout" svg:width="0.319cm" svg:height="0.36cm" svg:x="1.771cm" svg:y="2.558cm">
          <draw:image xlink:href="Pictures/200000010000010B0000012D7BB71248.svm" xlink:type="simple" xlink:show="embed" xlink:actuate="onLoad">
            <text:p/>
          </draw:image>
        </draw:frame>
        <draw:frame draw:style-name="gr5" draw:text-style-name="P1" draw:layer="layout" svg:width="0.446cm" svg:height="0.36cm" svg:x="2.943cm" svg:y="2.558cm">
          <draw:image xlink:href="Pictures/20000001000001750000012DA8A3CF0F.svm" xlink:type="simple" xlink:show="embed" xlink:actuate="onLoad">
            <text:p/>
          </draw:image>
        </draw:frame>
        <draw:frame draw:style-name="gr6" draw:text-style-name="P1" draw:layer="layout" svg:width="0.41cm" svg:height="0.36cm" svg:x="4.777cm" svg:y="2.558cm">
          <draw:image xlink:href="Pictures/20000001000001570000012D05F98AF2.svm" xlink:type="simple" xlink:show="embed" xlink:actuate="onLoad">
            <text:p/>
          </draw:image>
        </draw:frame>
        <draw:frame draw:style-name="gr7" draw:text-style-name="P1" draw:layer="layout" svg:width="0.283cm" svg:height="0.36cm" svg:x="5.893cm" svg:y="2.558cm">
          <draw:image xlink:href="Pictures/20000001000000ED0000012D6BFEBBCE.svm" xlink:type="simple" xlink:show="embed" xlink:actuate="onLoad">
            <text:p/>
          </draw:image>
        </draw:frame>
        <draw:frame draw:style-name="gr8" draw:text-style-name="P1" draw:layer="layout" svg:width="0.461cm" svg:height="0.36cm" svg:x="8.61cm" svg:y="1.573cm">
          <draw:image xlink:href="Pictures/20000001000001810000012D12A8068C.svm" xlink:type="simple" xlink:show="embed" xlink:actuate="onLoad">
            <text:p/>
          </draw:image>
        </draw:frame>
        <draw:frame draw:style-name="gr9" draw:text-style-name="P1" draw:layer="layout" svg:width="0.511cm" svg:height="0.349cm" svg:x="10.577cm" svg:y="2.564cm">
          <draw:image xlink:href="Pictures/20000001000001AB00000124074EF309.svm" xlink:type="simple" xlink:show="embed" xlink:actuate="onLoad">
            <text:p/>
          </draw:image>
        </draw:frame>
        <draw:frame draw:style-name="gr10" draw:text-style-name="P1" draw:layer="layout" svg:width="0.38cm" svg:height="0.365cm" svg:x="11.491cm" svg:y="2.556cm">
          <draw:image xlink:href="Pictures/200000010000013E00000131AF11CB39.svm" xlink:type="simple" xlink:show="embed" xlink:actuate="onLoad">
            <text:p/>
          </draw:image>
        </draw:frame>
        <draw:custom-shape draw:style-name="gr11" draw:text-style-name="P1" draw:layer="layout" svg:width="5.368cm" svg:height="2.494cm" svg:x="4.403cm" svg:y="1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0.283cm" svg:height="0.283cm" svg:x="11.54cm" svg:y="2.031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264cm" svg:height="0.02cm" svg:x="11.549cm" svg:y="3.242cm">
          <draw:image xlink:href="Pictures/20000001000000DD00000012A856DA5C.svm" xlink:type="simple" xlink:show="embed" xlink:actuate="onLoad">
            <text:p/>
          </draw:image>
        </draw:frame>
        <draw:frame draw:style-name="gr14" draw:text-style-name="P1" draw:layer="layout" svg:width="0.785cm" svg:height="0.374cm" svg:x="6.979cm" svg:y="2.478cm">
          <draw:image xlink:href="Pictures/200000010000028F00000139F88A79C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4-10-04T16:56:33</dc:date>
    <dc:creator>kkk </dc:creator>
    <meta:editing-duration>P1DT16H23M8S</meta:editing-duration>
    <meta:editing-cycles>195</meta:editing-cycles>
    <meta:generator>LibreOffice/3.3$Linux LibreOffice_project/330m19$Build-401</meta:generator>
    <meta:document-statistic meta:object-count="14"/>
  </office:meta>
</office:document-meta>
</file>